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229in" fo:margin-left="-0.075in" fo:margin-top="0in" fo:margin-bottom="0in" table:align="left"/>
    </style:style>
    <style:style style:name="Table1.A" style:family="table-column">
      <style:table-column-properties style:column-width="1.8229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="0.0278in" fo:border="0.75pt solid #cccccc"/>
    </style:style>
    <style:style style:name="Table2" style:family="table">
      <style:table-properties style:width="1.8229in" fo:margin-left="-0.075in" fo:margin-top="0in" fo:margin-bottom="0in" table:align="left"/>
    </style:style>
    <style:style style:name="Table2.A" style:family="table-column">
      <style:table-column-properties style:column-width="1.8229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officeooo:paragraph-rsid="00215743"/>
    </style:style>
    <style:style style:name="P5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underline-style="solid" style:text-underline-width="auto" style:text-underline-color="font-color" fo:font-weight="bold" officeooo:rsid="00215743" officeooo:paragraph-rsid="00215743" style:font-weight-asian="bold" style:font-weight-complex="bold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 fo:orphans="0" fo:widows="0"/>
      <style:text-properties fo:font-size="10pt" officeooo:paragraph-rsid="002849d9" style:font-size-asian="10pt" style:font-size-complex="10pt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officeooo:paragraph-rsid="00215743"/>
    </style:style>
    <style:style style:name="P13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underline-style="solid" style:text-underline-width="auto" style:text-underline-color="font-color" fo:font-weight="bold" officeooo:rsid="0025e46e" officeooo:paragraph-rsid="0025e46e" style:font-weight-asian="bold" style:font-weight-complex="bold"/>
    </style:style>
    <style:style style:name="P14" style:family="paragraph" style:parent-style-name="Standard" style:list-style-name="WWNum1">
      <style:paragraph-properties fo:margin-left="0in" fo:margin-right="0in" fo:margin-top="0in" fo:margin-bottom="0in" loext:contextual-spacing="true" fo:text-indent="0in" style:auto-text-indent="false"/>
      <style:text-properties style:text-underline-style="solid" style:text-underline-width="auto" style:text-underline-color="font-color" fo:font-weight="normal" officeooo:rsid="002294a5" officeooo:paragraph-rsid="002294a5" style:font-weight-asian="normal" style:font-weight-complex="normal"/>
    </style:style>
    <style:style style:name="P15" style:family="paragraph" style:parent-style-name="Standard" style:list-style-name="WWNum1">
      <style:paragraph-properties fo:margin-left="0in" fo:margin-right="0in" fo:margin-top="0in" fo:margin-bottom="0in" loext:contextual-spacing="true" fo:text-indent="0in" style:auto-text-indent="false"/>
      <style:text-properties style:text-underline-style="none" fo:font-weight="normal" officeooo:rsid="00215743" officeooo:paragraph-rsid="00215743" style:font-weight-asian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underline-style="none" fo:font-weight="normal" officeooo:rsid="00215743" officeooo:paragraph-rsid="00215743" style:font-weight-asian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underline-style="none" fo:font-weight="normal" officeooo:rsid="002849d9" officeooo:paragraph-rsid="002849d9" style:font-weight-asian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underline-style="none" fo:font-weight="normal" officeooo:rsid="002c4a4d" officeooo:paragraph-rsid="002c4a4d" style:font-weight-asian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2849d9"/>
    </style:style>
    <style:style style:name="P20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text-line-through-style="solid" style:text-line-through-type="single" style:text-underline-style="solid" style:text-underline-width="auto" style:text-underline-color="font-color" fo:font-weight="bold" officeooo:rsid="0025e46e" officeooo:paragraph-rsid="0025e46e" style:font-weight-asian="bold" style:font-weight-complex="bold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15743" style:font-weight-asian="normal" style:font-weight-complex="normal"/>
    </style:style>
    <style:style style:name="T4" style:family="text">
      <style:text-properties style:text-underline-style="none" fo:font-weight="normal" officeooo:rsid="0026dd1d" style:font-weight-asian="normal" style:font-weight-complex="normal"/>
    </style:style>
    <style:style style:name="T5" style:family="text">
      <style:text-properties style:text-underline-style="none" fo:font-weight="normal" officeooo:rsid="002849d9" style:font-weight-asian="normal" style:font-weight-complex="normal"/>
    </style:style>
    <style:style style:name="T6" style:family="text">
      <style:text-properties style:text-underline-style="none" fo:font-weight="normal" officeooo:rsid="0029fb22" style:font-weight-asian="normal" style:font-weight-complex="normal"/>
    </style:style>
    <style:style style:name="T7" style:family="text">
      <style:text-properties style:text-underline-style="none" fo:font-weight="normal" officeooo:rsid="002dd2ee" style:font-weight-asian="normal" style:font-weight-complex="normal"/>
    </style:style>
    <style:style style:name="T8" style:family="text">
      <style:text-properties officeooo:rsid="0027ed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High-level problem description</text:span>: Predict how many new providers in each category have to be hired in the next three months.</text:p>
      <text:p text:style-name="P1"/>
      <text:p text:style-name="P1"><text:span text:style-name="T1">Provider categories</text:span>: Pl add / modify if needed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Psychiatrists</text:p>
          </table:table-cell>
        </table:table-row>
        <table:table-row table:style-name="Table1.1">
          <table:table-cell table:style-name="Table1.A1" office:value-type="string">
            <text:p text:style-name="P2">Psychologists</text:p>
          </table:table-cell>
        </table:table-row>
        <table:table-row table:style-name="Table1.1">
          <table:table-cell table:style-name="Table1.A1" office:value-type="string">
            <text:p text:style-name="P2">Counsellors</text:p>
          </table:table-cell>
        </table:table-row>
        <table:table-row table:style-name="Table1.1">
          <table:table-cell table:style-name="Table1.A1" office:value-type="string">
            <text:p text:style-name="P2">Nutritionists</text:p>
          </table:table-cell>
        </table:table-row>
        <table:table-row table:style-name="Table1.1">
          <table:table-cell table:style-name="Table1.A1" office:value-type="string">
            <text:p text:style-name="P2">RN, PA</text:p>
          </table:table-cell>
        </table:table-row>
        <table:table-row table:style-name="Table1.1">
          <table:table-cell table:style-name="Table1.A1" office:value-type="string">
            <text:p text:style-name="P2">Therapists</text:p>
          </table:table-cell>
        </table:table-row>
      </table:table>
      <text:p text:style-name="P1"/>
      <text:p text:style-name="P1"/>
      <text:p text:style-name="P3">Goals</text:p>
      <text:list xml:id="list7517555171895158354" text:style-name="WWNum2">
        <text:list-item>
          <text:p text:style-name="P8">Model demand as a Time Series in each provider category</text:p>
        </text:list-item>
        <text:list-item>
          <text:p text:style-name="P8">Incorporate number and duration of visits to estimate demand</text:p>
        </text:list-item>
        <text:list-item>
          <text:p text:style-name="P8">Estimate change (growth) in demand by category</text:p>
        </text:list-item>
        <text:list-item>
          <text:p text:style-name="P8">Predict additional providers needed in the next XX weeks</text:p>
        </text:list-item>
      </text:list>
      <text:p text:style-name="P1"/>
      <text:p text:style-name="P3">General notes</text:p>
      <text:list xml:id="list3025626365470756017" text:style-name="WWNum1">
        <text:list-item>
          <text:p text:style-name="P9">Length of visit different for new / repeat patients</text:p>
        </text:list-item>
        <text:list-item>
          <text:p text:style-name="P9">Call Management system gives inbound volume of patients</text:p>
        </text:list-item>
        <text:list-item>
          <text:p text:style-name="P9">“Visit created” log gives data on new visits, follow ups, active appointments</text:p>
        </text:list-item>
        <text:list-item>
          <text:p text:style-name="P9">Log can be used to estimate ‘no show’ rate</text:p>
        </text:list-item>
        <text:list-item>
          <text:p text:style-name="P9">Current ratio of providers to patients is 70% - 80%; would go upto 90%</text:p>
        </text:list-item>
        <text:list-item>
          <text:p text:style-name="P9">Lead time of hiring can be 2-3 weeks; would prefer 2-3 months</text:p>
        </text:list-item>
        <text:list-item>
          <text:p text:style-name="P9">Initial contract for providers is annual</text:p>
        </text:list-item>
        <text:list-item>
          <text:p text:style-name="P9">Financial metrics may be needed to provide final recommendation for hire / not hire decisions</text:p>
        </text:list-item>
      </text:list>
      <text:p text:style-name="P1"/>
      <text:p text:style-name="P3">Data</text:p>
      <text:list xml:id="list4361078420596142654" text:style-name="WWNum4">
        <text:list-item>
          <text:p text:style-name="P10">Vincent’s team has access to data</text:p>
        </text:list-item>
        <text:list-item>
          <text:p text:style-name="P10">Anonymised data will be provided</text:p>
        </text:list-item>
        <text:list-item>
          <text:p text:style-name="P10">Minimum 18 months of data will be used</text:p>
        </text:list-item>
      </text:list>
      <text:p text:style-name="P1"/>
      <text:p text:style-name="P3">Scope</text:p>
      <text:list xml:id="list3071836628701654975" text:style-name="WWNum3">
        <text:list-item>
          <text:p text:style-name="P11">We have to be cognizant of available time for Capstone (2 weeks)</text:p>
        </text:list-item>
        <text:list-item>
          <text:p text:style-name="P12">We may have to restrict demand forecast to specific provider categories; WellPsyche needs to prioritise this</text:p>
        </text:list-item>
      </text:list>
      <text:p text:style-name="P4"/>
      <text:p text:style-name="P4"/>
      <text:p text:style-name="P5">W 5/2</text:p>
      <text:list xml:id="list181646224487844" text:continue-list="list3025626365470756017" text:style-name="WWNum1">
        <text:list-header>
          <text:p text:style-name="P14">Initial examination of data, feature engineering, EDA</text:p>
          <text:p text:style-name="P15">- Length of visit different for new / repeat patients</text:p>
        </text:list-header>
      </text:list>
      <text:p text:style-name="P16"/>
      <text:p text:style-name="P13">Th 5/3</text:p>
      <text:p text:style-name="P13"><text:soft-page-break/><text:span text:style-name="T2">Questions about the project:</text:span></text:p>
      <text:p text:style-name="P13"><text:span text:style-name="T2">- </text:span><text:span text:style-name="T3">Length of visit different for new / repeat patients? <text:s/></text:span><text:span text:style-name="T2">What are those times or at least a good cutoof point to distinguish </text:span><text:span text:style-name="T7">between</text:span><text:span text:style-name="T2"> the two?</text:span></text:p>
      <text:p text:style-name="P13"><text:span text:style-name="T2"/></text:p>
      <text:p text:style-name="P20"><text:span text:style-name="T2">- Do you want predictions broken down by just the Specialties or something more?</text:span></text:p>
      <text:p text:style-name="P20"><text:span text:style-name="T2">- Is there reason to believe there is certain percentage of growth in number of patients that would require scaling the future predictions or just trying to ID seaonal/monthly/etc trends </text:span><text:span text:style-name="T7">given the ratio of providers to patients</text:span><text:span text:style-name="T2">? <text:s/></text:span></text:p>
      <text:p text:style-name="P20"><text:span text:style-name="T2">- </text:span><text:span text:style-name="T4">Trying to detect if there is an expected percent increase in each specialty over time?</text:span></text:p>
      <text:p text:style-name="P16"/>
      <text:p text:style-name="P16">- <text:span text:style-name="T8">Where would I find the information on the provider category for each visit?</text:span></text:p>
      <text:p text:style-name="P19"><text:span text:style-name="T5">The specialty column </text:span><text:span text:style-name="T6">in the csvs I have access to </text:span><text:span text:style-name="T5">has the categories:<text:line-break/></text:span>Medical <text:s text:c="35"/></text:p>
      <text:p text:style-name="Preformatted_20_Text">Psych/Mental Health <text:s text:c="24"/></text:p>
      <text:p text:style-name="Preformatted_20_Text">Physician Assistant <text:s text:c="24"/></text:p>
      <text:p text:style-name="Preformatted_20_Text">Child &amp; Adolescent Psychiatry <text:s text:c="14"/></text:p>
      <text:p text:style-name="Preformatted_20_Text">Psychiatry <text:s text:c="33"/></text:p>
      <text:p text:style-name="Preformatted_20_Text">Psych/Mental Health, Child &amp; Adolescent <text:s text:c="4"/></text:p>
      <text:p text:style-name="Preformatted_20_Text">Marriage &amp; Family Therapist <text:s text:c="16"/></text:p>
      <text:p text:style-name="Preformatted_20_Text">Clinical <text:s text:c="36"/></text:p>
      <text:p text:style-name="Preformatted_20_Text">Psychologist <text:s text:c="32"/></text:p>
      <text:p text:style-name="P21">Specialist/Technologist, Other <text:s text:c="4"/></text:p>
      <text:p text:style-name="P17">I was told that you wanted predictions for the following categories:</text:p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Psychiatrists</text:p>
          </table:table-cell>
        </table:table-row>
        <table:table-row table:style-name="Table2.1">
          <table:table-cell table:style-name="Table2.A1" office:value-type="string">
            <text:p text:style-name="P7">Psychologists</text:p>
          </table:table-cell>
        </table:table-row>
        <table:table-row table:style-name="Table2.1">
          <table:table-cell table:style-name="Table2.A1" office:value-type="string">
            <text:p text:style-name="P7">Counsellors</text:p>
          </table:table-cell>
        </table:table-row>
        <table:table-row table:style-name="Table2.1">
          <table:table-cell table:style-name="Table2.A1" office:value-type="string">
            <text:p text:style-name="P7">Nutritionists</text:p>
          </table:table-cell>
        </table:table-row>
        <table:table-row table:style-name="Table2.1">
          <table:table-cell table:style-name="Table2.A1" office:value-type="string">
            <text:p text:style-name="P7">RN, PA</text:p>
          </table:table-cell>
        </table:table-row>
        <table:table-row table:style-name="Table2.1">
          <table:table-cell table:style-name="Table2.A1" office:value-type="string">
            <text:p text:style-name="P7">Therapists</text:p>
          </table:table-cell>
        </table:table-row>
      </table:table>
      <text:p text:style-name="P17">How can I distinguish RNs, Counsellors, Nutritionists give the Specialties listed above?</text:p>
      <text:p text:style-name="P17">Which category do Psych/Mental Health and <text:s/>Psych/Mental Health, Child &amp; Adolescent <text:s/>fall under?</text:p>
      <text:p text:style-name="P17">What does Specialist/Technologist, Other mean?</text:p>
      <text:p text:style-name="P17"/>
      <text:p text:style-name="P18">Do you want category predictions to be broken down in any other way (ex: by State, Office, something else?) or just get a rough estimate of total numbers in each categor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3T11:09:18.082732095</dc:date>
    <meta:editing-duration>PT2H32M</meta:editing-duration>
    <meta:editing-cycles>10</meta:editing-cycles>
    <meta:document-statistic meta:table-count="2" meta:image-count="0" meta:object-count="0" meta:page-count="2" meta:paragraph-count="60" meta:word-count="471" meta:character-count="3072" meta:non-whitespace-character-count="2441"/>
  </office:meta>
</office:document-meta>
</file>